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1b88" officeooo:paragraph-rsid="000e1b88" style:font-weight-asian="bold" style:font-weight-complex="bold"/>
    </style:style>
    <style:style style:name="P2" style:family="paragraph" style:parent-style-name="Standard">
      <style:text-properties fo:font-weight="normal" officeooo:rsid="000e1b88" officeooo:paragraph-rsid="000e1b88" style:font-weight-asian="normal" style:font-weight-complex="normal"/>
    </style:style>
    <style:style style:name="T1" style:family="text">
      <style:text-properties officeooo:rsid="000fa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Process Malengo Assignment</text:p>
      <text:p text:style-name="P1"/>
      <text:p text:style-name="P2">The first step that was taken <text:span text:style-name="T1">was reading through the assignment and breaking it down. Then due not knowing what C# looks like, I decided to research what kin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43:17.698077666</meta:creation-date>
    <dc:date>2017-09-14T10:59:36.038463355</dc:date>
    <meta:editing-duration>PT5M48S</meta:editing-duration>
    <meta:editing-cycles>1</meta:editing-cycles>
    <meta:document-statistic meta:table-count="0" meta:image-count="0" meta:object-count="0" meta:page-count="1" meta:paragraph-count="2" meta:word-count="33" meta:character-count="195" meta:non-whitespace-character-count="163"/>
    <meta:generator>LibreOffice/5.1.6.2$Linux_X86_64 LibreOffice_project/10m0$Build-2</meta:generator>
  </office:meta>
</office:document-meta>
</file>